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2C0000012C62BEFC411586339F.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6pt" officeooo:rsid="001c9243" officeooo:paragraph-rsid="001c9243" style:font-size-asian="16pt" style:font-size-complex="16pt"/>
    </style:style>
    <style:style style:name="P2" style:family="paragraph" style:parent-style-name="Text_20_body">
      <style:text-properties style:text-underline-style="none" officeooo:rsid="0029c152" officeooo:paragraph-rsid="0029c152"/>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Text_20_body">
      <style:text-properties style:text-underline-style="none" officeooo:rsid="0029c152" officeooo:paragraph-rsid="0029c152"/>
    </style:style>
    <style:style style:name="P5" style:family="paragraph" style:parent-style-name="Text_20_body">
      <style:text-properties style:text-underline-style="none" officeooo:rsid="002a2ca8" officeooo:paragraph-rsid="002a2ca8"/>
    </style:style>
    <style:style style:name="P6" style:family="paragraph" style:parent-style-name="Text_20_body">
      <style:text-properties style:text-underline-style="none" officeooo:rsid="002bb3fa" officeooo:paragraph-rsid="002bb3fa"/>
    </style:style>
    <style:style style:name="P7" style:family="paragraph" style:parent-style-name="Text_20_body">
      <style:text-properties style:text-underline-style="none" officeooo:rsid="002c3dea" officeooo:paragraph-rsid="002c3dea"/>
    </style:style>
    <style:style style:name="P8" style:family="paragraph" style:parent-style-name="Text_20_body">
      <style:text-properties style:text-underline-style="none" officeooo:rsid="002d7f38" officeooo:paragraph-rsid="002d7f38"/>
    </style:style>
    <style:style style:name="P9" style:family="paragraph" style:parent-style-name="Text_20_body">
      <style:text-properties style:text-underline-style="none" officeooo:rsid="00310a1a" officeooo:paragraph-rsid="00310a1a"/>
    </style:style>
    <style:style style:name="P10" style:family="paragraph" style:parent-style-name="Text_20_body">
      <style:text-properties style:text-underline-style="none" officeooo:rsid="00328f73" officeooo:paragraph-rsid="00328f73"/>
    </style:style>
    <style:style style:name="P11" style:family="paragraph" style:parent-style-name="Text_20_body">
      <style:text-properties style:text-underline-style="none" officeooo:rsid="0032c632" officeooo:paragraph-rsid="0032c632"/>
    </style:style>
    <style:style style:name="P12" style:family="paragraph" style:parent-style-name="Text_20_body">
      <style:text-properties officeooo:paragraph-rsid="002cda62"/>
    </style:style>
    <style:style style:name="P13" style:family="paragraph" style:parent-style-name="Text_20_body">
      <style:paragraph-properties fo:break-before="page"/>
      <style:text-properties style:text-underline-style="none" officeooo:rsid="002fc6d5" officeooo:paragraph-rsid="002fc6d5"/>
    </style:style>
    <style:style style:name="P14" style:family="paragraph" style:parent-style-name="Heading_20_1">
      <style:text-properties style:text-underline-style="solid" style:text-underline-width="auto" style:text-underline-color="font-color" officeooo:rsid="0029c152" officeooo:paragraph-rsid="0029c152"/>
    </style:style>
    <style:style style:name="P15" style:family="paragraph" style:parent-style-name="Heading_20_1">
      <style:text-properties style:text-underline-style="solid" style:text-underline-width="auto" style:text-underline-color="font-color" officeooo:rsid="002cda62" officeooo:paragraph-rsid="002cda62"/>
    </style:style>
    <style:style style:name="P16" style:family="paragraph" style:parent-style-name="Standard">
      <style:text-properties officeooo:paragraph-rsid="002cda62"/>
    </style:style>
    <style:style style:name="T1" style:family="text">
      <style:text-properties fo:color="#ed1c24" style:text-underline-style="solid" style:text-underline-width="auto" style:text-underline-color="font-color" fo:font-weight="bold" style:font-weight-asian="bold" style:font-weight-complex="bold"/>
    </style:style>
    <style:style style:name="T2" style:family="text">
      <style:text-properties fo:color="#ed1c24" style:text-underline-style="solid" style:text-underline-width="auto" style:text-underline-color="font-color" fo:font-weight="bold" officeooo:rsid="00288a51" style:font-weight-asian="bold" style:font-weight-complex="bold"/>
    </style:style>
    <style:style style:name="T3" style:family="text">
      <style:text-properties fo:color="#ed1c24" style:text-underline-style="solid" style:text-underline-width="auto" style:text-underline-color="font-color" fo:font-weight="bold" officeooo:rsid="0026a748" style:font-weight-asian="bold" style:font-weight-complex="bold"/>
    </style:style>
    <style:style style:name="T4" style:family="text">
      <style:text-properties fo:color="#ed1c24" fo:font-style="normal" style:text-underline-style="none" fo:font-weight="normal" style:font-style-asian="normal" style:font-weight-asian="normal" style:font-style-complex="normal" style:font-weight-complex="normal"/>
    </style:style>
    <style:style style:name="T5" style:family="text">
      <style:text-properties fo:color="#000000" fo:font-style="normal" style:text-underline-style="none" fo:font-weight="normal" style:font-style-asian="normal" style:font-weight-asian="normal" style:font-style-complex="normal" style:font-weight-complex="normal"/>
    </style:style>
    <style:style style:name="T6" style:family="text">
      <style:text-properties officeooo:rsid="001c9243"/>
    </style:style>
    <style:style style:name="T7" style:family="text">
      <style:text-properties style:text-underline-style="solid" style:text-underline-width="auto" style:text-underline-color="font-color" officeooo:rsid="002cda62"/>
    </style:style>
    <style:style style:name="T8" style:family="text">
      <style:text-properties officeooo:rsid="002a2ca8"/>
    </style:style>
    <style:style style:name="T9" style:family="text">
      <style:text-properties officeooo:rsid="002bbd52"/>
    </style:style>
    <style:style style:name="T10" style:family="text">
      <style:text-properties officeooo:rsid="002c3dea"/>
    </style:style>
    <style:style style:name="T11" style:family="text">
      <style:text-properties officeooo:rsid="002cd2d1"/>
    </style:style>
    <style:style style:name="T12" style:family="text">
      <style:text-properties style:font-name="sans-serif" fo:font-size="12pt"/>
    </style:style>
    <style:style style:name="T13" style:family="text">
      <style:text-properties style:text-underline-style="none" officeooo:rsid="002cda62"/>
    </style:style>
    <style:style style:name="T14" style:family="text">
      <style:text-properties officeooo:rsid="002ecd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text:a xlink:type="simple" xlink:href="#__RefHeading___Toc96_1429985429">1) Gestion des utilisateurs<text:tab/>1</text:a></text:p>
          <text:p text:style-name="P3"><text:a xlink:type="simple" xlink:href="#__RefHeading___Toc122_1429985429">2) Quotas<text:tab/>1</text:a></text:p>
        </text:index-body>
      </text:table-of-content>
      <text:h text:style-name="P14" text:outline-level="1"><text:bookmark-start text:name="__RefHeading___Toc96_1429985429"/>1) Gestion des utilisateurs<text:bookmark-end text:name="__RefHeading___Toc96_1429985429"/></text:h>
      <text:p text:style-name="P2">1) Création :</text:p>
      <text:p text:style-name="P2">a) Sous Linux et Windows je créer des utilisateurs toto, titi, tonton, tata. <text:span text:style-name="T8">Sur windows je clique sur le bouton démarrer puis j’écris lusrmgr.msc. Une fois dedans je clique sur utilisateurs, je fais clique droit et je crée mes utilisateurs.</text:span></text:p>
      <text:p text:style-name="P5">Sous Linux je lance un terminal et je fais la commande suivante :</text:p>
      <text:p text:style-name="P5"><text:span text:style-name="T9">adduser</text:span> <text:span text:style-name="T10">[</text:span>nom_utilisateur<text:span text:style-name="T10">]</text:span></text:p>
      <text:p text:style-name="P2">b) <text:span text:style-name="T8">Toujours sous Linux et Windoxs je crée maintenant deux groupes (grp1 et grp2) Les utilisateurs toto et titi font parties du grp1 et les utilisateurs tata et tonton font parties du grp2.</text:span></text:p>
      <text:p text:style-name="P6">Sous Linux dans le terminal <text:span text:style-name="T10">je crée les groupes gr1 et grp2 avec la commande suivante :</text:span></text:p>
      <text:p text:style-name="P7">addgroup [groupe]</text:p>
      <text:p text:style-name="P7">Ensuite je met les utilisateurs dans leurs groupes respectifs avec la commande suivantes :</text:p>
      <text:p text:style-name="P7">adduser [utilisateur] [groupe]</text:p>
      <text:p text:style-name="P5">c) <text:span text:style-name="T11">Sous Windows et Linux il est impossible d’ajouter un groupe dans un autre groupe. On ne peut seulement ajouter que des utilisateurs dans un groupe.</text:span></text:p>
      <text:h text:style-name="P15" text:outline-level="1"><text:bookmark-start text:name="__RefHeading___Toc122_1429985429"/>2) Quotas<text:bookmark-end text:name="__RefHeading___Toc122_1429985429"/></text:h>
      <text:p text:style-name="P16"><text:span text:style-name="T13">• </text:span><text:span text:style-name="T12">quota hard : limite maximale non dépassable même de façon temporaire</text:span></text:p>
      <text:p text:style-name="Standard">• <text:span text:style-name="T12">quota soft : limite qu’il est possible de dépasser de façon temporaire</text:span></text:p>
      <text:p text:style-name="Standard">• <text:span text:style-name="T12">grace time : durée temporaire de dépassement autorisé</text:span></text:p>
      <text:p text:style-name="P12"><text:span text:style-name="T7"/></text:p>
      <text:p text:style-name="P8">1. Quota utilisateur</text:p>
      <text:p text:style-name="P8">a) Je place un quota de 10Mo maximum avec un dépassement autorisé de 15Mo. <text:span text:style-name="T14">(total de 25Mo)</text:span></text:p>
      <text:p text:style-name="P8">Sous Windows on fait démarrer / ordinateur. On clique droit sur le disque C <text:span text:style-name="T14">(on clique sur propriétés)</text:span>. <text:span text:style-name="T14">On va dans dans quota puis on clique sur le bouton entrée de quota. On clique ensuite sur nouvelle entrée de quota et on ajoute un quota pour l’utilisateur toto et titi.</text:span></text:p>
      <text:p text:style-name="P13">Sous Linux</text:p>
      <text:p text:style-name="P9">b) Il est possible de réaliser cette opération sur windows et linux.</text:p>
      <text:p text:style-name="P9">c) Il est possible de réaliser cette opération sur une partition de type FAT.</text:p>
      <text:p text:style-name="P10">2. Quota de groupe</text:p>
      <text:p text:style-name="P11">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6pt" officeooo:rsid="001c9243" officeooo:paragraph-rsid="001c9243" style:font-size-asian="16pt" style:font-size-complex="16pt"/>
    </style:style>
    <style:style style:name="MT1" style:family="text">
      <style:text-properties fo:color="#ed1c24" style:text-underline-style="solid" style:text-underline-width="auto" style:text-underline-color="font-color" fo:font-weight="bold" style:font-weight-asian="bold" style:font-weight-complex="bold"/>
    </style:style>
    <style:style style:name="MT2" style:family="text">
      <style:text-properties fo:color="#ed1c24" style:text-underline-style="solid" style:text-underline-width="auto" style:text-underline-color="font-color" fo:font-weight="bold" officeooo:rsid="00288a51" style:font-weight-asian="bold" style:font-weight-complex="bold"/>
    </style:style>
    <style:style style:name="MT3" style:family="text">
      <style:text-properties fo:color="#ed1c24" style:text-underline-style="solid" style:text-underline-width="auto" style:text-underline-color="font-color" fo:font-weight="bold" officeooo:rsid="0026a748" style:font-weight-asian="bold" style:font-weight-complex="bold"/>
    </style:style>
    <style:style style:name="MT4" style:family="text">
      <style:text-properties fo:color="#ed1c24" fo:font-style="normal" style:text-underline-style="none" fo:font-weight="normal" style:font-style-asian="normal" style:font-weight-asian="normal" style:font-style-complex="normal" style:font-weight-complex="normal"/>
    </style:style>
    <style:style style:name="MT5" style:family="text">
      <style:text-properties fo:color="#000000" fo:font-style="normal" style:text-underline-style="none" fo:font-weight="normal" style:font-style-asian="normal" style:font-weight-asian="normal" style:font-style-complex="normal" style:font-weight-complex="normal"/>
    </style:style>
    <style:style style:name="MT6" style:family="text">
      <style:text-properties officeooo:rsid="001c924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LAFORGE<text:tab/><text:span text:style-name="MT1">M</text:span><text:span text:style-name="MT2">2102</text:span><text:span text:style-name="MT1"> T</text:span><text:span text:style-name="MT3">P</text:span><text:span text:style-name="MT2">4</text:span><text:span text:style-name="MT4"><text:tab/></text:span><text:span text:style-name="MT5">RT1</text:span></text:p>
        <text:p text:style-name="MP1"><draw:frame draw:style-name="Mfr1" draw:name="Image1" text:anchor-type="paragraph" svg:x="15.808cm" svg:y="24.232cm" svg:width="1.702cm" svg:height="1.702cm" draw:z-index="1"><draw:image xlink:href="Pictures/100000000000012C0000012C62BEFC411586339F.jpg" xlink:type="simple" xlink:show="embed" xlink:actuate="onLoad"/></draw:frame>Samuel</text:p>
      </style:header>
      <style:footer>
        <text:p text:style-name="Footer"><text:date style:data-style-name="N37" text:date-value="2019-06-14T15:29:36.046170294">14/06/19</text:date><text:tab/><text:span text:style-name="MT6">Page </text:span><text:span text:style-name="MT6"><text:page-number text:select-page="current">2</text:page-number></text:span><text:span text:style-name="MT6">/</text:span><text:span text:style-name="MT6"><text:page-count>2</text:page-count></text:span><text:span text:style-name="MT6"><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20:14:11.997000000</meta:creation-date>
    <dc:date>2019-06-14T14:52:37.606864212</dc:date>
    <meta:editing-duration>PT1H19M32S</meta:editing-duration>
    <meta:editing-cycles>17</meta:editing-cycles>
    <meta:generator>LibreOffice/5.2.7.2$Linux_X86_64 LibreOffice_project/20m0$Build-2</meta:generator>
    <meta:document-statistic meta:table-count="0" meta:image-count="1" meta:object-count="0" meta:page-count="2" meta:paragraph-count="29" meta:word-count="315" meta:character-count="1801" meta:non-whitespace-character-count="1513"/>
  </office:meta>
</office:document-meta>
</file>